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3000002C3E71924B78C207804.png" manifest:media-type="image/png"/>
  <manifest:file-entry manifest:full-path="Pictures/10003AD3000069D5000069D522D7FBE4D714BD5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4589d" officeooo:paragraph-rsid="0004589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1799in" svg:y="1.1799in" svg:width="1.7492in" svg:height="1.7492in" draw:z-index="0">
        <draw:image xlink:href="Pictures/10003AD3000069D5000069D522D7FBE4D714BD52.svg" xlink:type="simple" xlink:show="embed" xlink:actuate="onLoad" draw:mime-type="image/svg+xml"/>
        <draw:image xlink:href="Pictures/10000001000002C3000002C3E71924B78C207804.png" xlink:type="simple" xlink:show="embed" xlink:actuate="onLoad" draw:mime-type="image/png"/>
      </draw:frame>
      <text:p text:style-name="P1"><text:soft-page-break/>Some text after the ima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CA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Times New Roman" style:font-family-complex="'Times New Roman'" style:font-family-generic-complex="roman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5.8272in" fo:page-height="4.1339in" style:num-format="1" style:print-orientation="landscape" fo:margin-top="1.1811in" fo:margin-bottom="1.1811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20:15:53.515966494</meta:creation-date>
    <dc:date>2023-03-20T20:36:50.063743456</dc:date>
    <meta:editing-duration>PT4M21S</meta:editing-duration>
    <meta:editing-cycles>3</meta:editing-cycles>
    <meta:generator>LibreOfficeDev/7.6.0.0.alpha0$Linux_X86_64 LibreOffice_project/48b1fdf31f2fd4e9de47bda40e58cde7be9bc94d</meta:generator>
    <meta:document-statistic meta:table-count="0" meta:image-count="1" meta:object-count="0" meta:page-count="2" meta:paragraph-count="1" meta:word-count="5" meta:character-count="26" meta:non-whitespace-character-count="22"/>
  </office:meta>
</office:document-meta>
</file>